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sage Size</text:p>
          </table:table-cell>
          <table:table-cell table:formula="of:= 256*8+16" office:value-type="float" office:value="2064" calcext:value-type="float">
            <text:p>20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verhead Message Passing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1.282" calcext:value-type="float">
            <text:p>1.282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5-19T12:33:47.597926368</dc:date>
    <meta:editing-duration>PT27M1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